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F300000348EB4DDBA37D7C6C56.png" manifest:media-type="image/png"/>
  <manifest:file-entry manifest:full-path="Pictures/100000000000020500000266F33C2A5A879C18DD.png" manifest:media-type="image/png"/>
  <manifest:file-entry manifest:full-path="Pictures/10000000000003930000036D4CB246254E24C74D.png" manifest:media-type="image/png"/>
  <manifest:file-entry manifest:full-path="Pictures/1000000000000167000001611AAD8F7386EB5CC4.png" manifest:media-type="image/png"/>
  <manifest:file-entry manifest:full-path="Pictures/10000000000002C20000032A01572BF217D11689.png" manifest:media-type="image/png"/>
  <manifest:file-entry manifest:full-path="Pictures/1000000000000267000002866BC6E4CDFCE73BE6.png" manifest:media-type="image/png"/>
  <manifest:file-entry manifest:full-path="Pictures/100000000000030F0000031209B57E3522010A81.png" manifest:media-type="image/png"/>
  <manifest:file-entry manifest:full-path="Pictures/10000000000002800000028278CC2D9ECC066A68.png" manifest:media-type="image/png"/>
  <manifest:file-entry manifest:full-path="Pictures/1000000000000447000003724F27500CD291555E.png" manifest:media-type="image/png"/>
  <manifest:file-entry manifest:full-path="Pictures/1000000000000305000002FA5E262351639627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ifthLeg" svg:font-family="FifthLeg" style:font-pitch="variable"/>
    <style:font-face style:name="mikachan-PB" svg:font-family="mikachan-PB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9cm" fo:min-width="16.8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315cm"/>
    </style:style>
    <style:style style:name="P1" style:family="paragraph">
      <loext:graphic-properties draw:fill-color="#23b8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fthLeg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4" style:family="paragraph">
      <loext:graphic-properties draw:fill="none" draw:fill-color="#ffffff"/>
      <style:text-properties style:font-name="mikachan-PB" fo:font-size="22pt" style:font-size-asian="22pt" style:font-size-complex="22pt"/>
    </style:style>
    <style:style style:name="T1" style:family="text">
      <style:text-properties style:font-name="FifthLeg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mikachan-PB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34cm" svg:height="4.25cm" svg:x="10.981cm" svg:y="6.617cm">
          <draw:image xlink:href="Pictures/100000000000030F0000031209B57E3522010A81.png" xlink:type="simple" xlink:show="embed" xlink:actuate="onLoad" loext:mime-type="image/png">
            <text:p/>
          </draw:image>
        </draw:frame>
        <draw:frame draw:style-name="gr2" draw:text-style-name="P2" draw:layer="layout" svg:width="4.554cm" svg:height="4.785cm" svg:x="4.735cm" svg:y="7.109cm">
          <draw:image xlink:href="Pictures/1000000000000267000002866BC6E4CDFCE73BE6.png" xlink:type="simple" xlink:show="embed" xlink:actuate="onLoad" loext:mime-type="image/png">
            <text:p/>
          </draw:image>
        </draw:frame>
        <draw:frame draw:style-name="gr2" draw:text-style-name="P2" draw:layer="layout" svg:width="4.597cm" svg:height="4.612cm" svg:x="7.348cm" svg:y="9.798cm">
          <draw:image xlink:href="Pictures/10000000000002800000028278CC2D9ECC066A68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3.683cm" svg:x="10.332cm" svg:y="13.292cm">
          <draw:image xlink:href="Pictures/1000000000000447000003724F27500CD291555E.png" xlink:type="simple" xlink:show="embed" xlink:actuate="onLoad" loext:mime-type="image/png">
            <text:p/>
          </draw:image>
        </draw:frame>
        <draw:frame draw:style-name="gr2" draw:text-style-name="P2" draw:layer="layout" svg:width="4.17cm" svg:height="4.11cm" svg:x="2.799cm" svg:y="15.81cm">
          <draw:image xlink:href="Pictures/1000000000000305000002FA5E262351639627A7.png" xlink:type="simple" xlink:show="embed" xlink:actuate="onLoad" loext:mime-type="image/png">
            <text:p/>
          </draw:image>
        </draw:frame>
        <draw:frame draw:style-name="gr2" draw:text-style-name="P2" draw:layer="layout" svg:width="3.937cm" svg:height="3.774cm" svg:x="14.256cm" svg:y="10.121cm">
          <draw:image xlink:href="Pictures/10000000000003930000036D4CB246254E24C74D.png" xlink:type="simple" xlink:show="embed" xlink:actuate="onLoad" loext:mime-type="image/png">
            <text:p/>
          </draw:image>
        </draw:frame>
        <draw:frame draw:style-name="gr2" draw:text-style-name="P2" draw:layer="layout" svg:width="3.942cm" svg:height="4.524cm" svg:x="14.991cm" svg:y="21.345cm">
          <draw:image xlink:href="Pictures/10000000000002C20000032A01572BF217D11689.png" xlink:type="simple" xlink:show="embed" xlink:actuate="onLoad" loext:mime-type="image/png">
            <text:p/>
          </draw:image>
        </draw:frame>
        <draw:frame draw:style-name="gr2" draw:text-style-name="P2" draw:layer="layout" svg:width="3.757cm" svg:height="4.346cm" svg:x="9.499cm" svg:y="21.232cm">
          <draw:image xlink:href="Pictures/100000000000020500000266F33C2A5A879C18DD.png" xlink:type="simple" xlink:show="embed" xlink:actuate="onLoad" loext:mime-type="image/png">
            <text:p/>
          </draw:image>
        </draw:frame>
        <draw:frame draw:style-name="gr2" draw:text-style-name="P2" draw:layer="layout" svg:width="4.122cm" svg:height="4.053cm" svg:x="6.134cm" svg:y="18.326cm">
          <draw:image xlink:href="Pictures/1000000000000167000001611AAD8F7386EB5CC4.png" xlink:type="simple" xlink:show="embed" xlink:actuate="onLoad" loext:mime-type="image/png">
            <text:p/>
          </draw:image>
        </draw:frame>
        <draw:frame draw:style-name="gr2" draw:text-style-name="P2" draw:layer="layout" svg:width="4.137cm" svg:height="3.438cm" svg:x="12.36cm" svg:y="19.044cm">
          <draw:image xlink:href="Pictures/10000000000003F300000348EB4DDBA37D7C6C56.png" xlink:type="simple" xlink:show="embed" xlink:actuate="onLoad" loext:mime-type="image/png">
            <text:p/>
          </draw:image>
        </draw:frame>
        <draw:frame draw:style-name="gr3" draw:text-style-name="P3" draw:layer="layout" svg:width="18.688cm" svg:height="3.349cm" svg:x="1.484cm" svg:y="1.48cm">
          <draw:text-box>
            <text:p><text:span text:style-name="T1"><text:s text:c="12"/></text:span><text:span text:style-name="T1">Practical Introduction </text:span></text:p>
            <text:p><text:span text:style-name="T1">to Numerical Methods for Physics</text:span></text:p>
          </draw:text-box>
        </draw:frame>
        <draw:frame draw:style-name="gr4" draw:text-style-name="P4" draw:layer="layout" svg:width="5.815cm" svg:height="1.153cm" svg:x="13.82cm" svg:y="4.871cm">
          <draw:text-box>
            <text:p><text:span text:style-name="T2">Ryoichi Kaw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ifthLeg" svg:font-family="FifthLeg" style:font-pitch="variable"/>
    <style:font-face style:name="mikachan-PB" svg:font-family="mikachan-PB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11:26:00.498372974</meta:creation-date>
    <dc:date>2019-03-03T10:26:12.453077774</dc:date>
    <meta:editing-duration>PT2M59S</meta:editing-duration>
    <meta:editing-cycles>3</meta:editing-cycles>
    <meta:generator>LibreOffice/6.2.0.3$Linux_X86_64 LibreOffice_project/20$Build-3</meta:generator>
    <dc:creator>Ryoichi Kawai</dc:creator>
    <meta:document-statistic meta:object-count="13"/>
  </office:meta>
</office:document-meta>
</file>